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7"/>
      <text:p text:style-name="P3">January 7<text:span text:style-name="T2">th</text:span><text:span text:style-name="T1">:<text:tab/>Briefly revised the UML Diagrams.</text:span></text:p>
      <text:p text:style-name="P3"><text:span text:style-name="T1"><text:tab/><text:tab/><text:tab/>Made all of the Classes in the Java Project.</text:span></text:p>
      <text:p text:style-name="P3"><text:span text:style-name="T1"><text:tab/><text:tab/><text:tab/>Finished the “detailed” GUI Diagrams.</text:span></text:p>
      <text:p text:style-name="P3"><text:span text:style-name="T1"><text:tab/><text:tab/><text:tab/>Approved by Mr. Hudson.</text:span></text:p>
      <text:p text:style-name="P3"><text:span text:style-name="T1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07T11:07:37.01</dc:date>
    <meta:editing-duration>PT7M37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63" meta:character-count="412"/>
  </office:meta>
</office:document-meta>
</file>